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GOD'S ADMONITIONS (6:1-15, 24-3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GOD'S ADMONITIONS (6:1-15, 24-3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houghtless (6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hiftless (6:6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shiftless (6:6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example (6:6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sults (6:9-1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GOD'S ADMONITIONS (6:1-15, 24-35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thoughtless (6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shiftless (6:6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uthless (6:12-1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The ruthless (6:12-15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ir debauchery (6:12-1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ir debauchery (6:12-14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y are filled with hypocrisy (6:12-1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y continuously devise evil (6:1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y spread conflict (6:1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ruthless (6:12-15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ir debauchery (6:12-1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ir destruction (6:1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GOD'S ADMONITIONS (6:1-15, 24-35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thoughtless (6:1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shiftless (6:6-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uthless (6:12-15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virtue less (6:24-35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virtue less (6:24-35):<text:s text:c="1"/></text:span><text:span text:style-name="a554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An immoral woman's beauty seduces (6:24-2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he reduces the person to poverty (6:26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She burns both character and reputation (6:27-29, 3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She makes a fool out of a man (6:3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GOD'S ADMONITIONS (6:1-15, 24-35):<text:s text:c="1"/></text:span><text:span text:style-name="a575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thoughtless (6:1-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shiftless (6:6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ruthless (6:12-1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virtue less (6:24-35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PROVERBS 6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GOD'S ADMONITIONS (6:1-15, 24-35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GOD'S ASSURANCES (6:20-23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GOD'S ASSURANCES (6:20-23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His word will guard us (6:20-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His word will guide us (6:2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ROVERBS 6</text:span><text:span text:style-name="a626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GOD'S ADMONITIONS (6:1-15, 24-35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GOD'S ASSURANCES (6:20-2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SEVEN ABOMINATIONS IN GOD'S SIGHT (6:16-19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6</dc:title>
    <meta:initial-creator>David STRICKLAND</meta:initial-creator>
    <dc:creator>David STRICKLAND</dc:creator>
    <meta:creation-date>2020-02-22T17:36:46Z</meta:creation-date>
    <dc:date>2020-02-22T17:36:46Z</dc:date>
    <meta:template xlink:href="BibleStudy" xlink:type="simple"/>
    <meta:editing-cycles>1</meta:editing-cycles>
    <meta:editing-duration>PT0S</meta:editing-duration>
    <meta:document-statistic meta:paragraph-count="46" meta:word-count="315"/>
  </office:meta>
</office:document-meta>
</file>